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500000096816C760B.png"/>
  <manifest:file-entry manifest:media-type="image/png" manifest:full-path="Pictures/1000000000000098000000981CA8CF10.png"/>
  <manifest:file-entry manifest:media-type="image/png" manifest:full-path="Pictures/100000000000009500000096D8A7A816.png"/>
  <manifest:file-entry manifest:media-type="image/png" manifest:full-path="Pictures/100000000000009500000096EA316191.png"/>
  <manifest:file-entry manifest:media-type="image/png" manifest:full-path="Pictures/100000000000009400000096EC01524F.png"/>
  <manifest:file-entry manifest:media-type="image/png" manifest:full-path="Pictures/1000000000000095000000960F93B332.png"/>
  <manifest:file-entry manifest:media-type="image/png" manifest:full-path="Pictures/1000000000000118000001182FDB6893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7" text:anchor-type="paragraph" svg:width="1.3071in" svg:height="1.3161in" draw:z-index="11"><draw:image xlink:href="Pictures/100000000000009500000096D8A7A816.png" xlink:type="simple" xlink:show="embed" xlink:actuate="onLoad"/></draw:frame><draw:frame draw:style-name="fr2" draw:name="graphics4" text:anchor-type="paragraph" svg:x="4.5043in" svg:y="0.5083in" svg:width="1.298in" svg:height="1.3161in" draw:z-index="8"><draw:image xlink:href="Pictures/100000000000009400000096EC01524F.png" xlink:type="simple" xlink:show="embed" xlink:actuate="onLoad"/></draw:frame><draw:frame draw:style-name="fr1" draw:name="graphics3" text:anchor-type="paragraph" svg:width="1.3071in" svg:height="1.3161in" draw:z-index="6"><draw:image xlink:href="Pictures/100000000000009500000096EA316191.png" xlink:type="simple" xlink:show="embed" xlink:actuate="onLoad"/></draw:frame><draw:frame draw:style-name="fr2" draw:name="graphics2" text:anchor-type="paragraph" svg:x="0.0492in" svg:y="0.6382in" svg:width="1.3335in" svg:height="1.3335in" draw:z-index="5"><draw:image xlink:href="Pictures/1000000000000098000000981CA8CF10.png" xlink:type="simple" xlink:show="embed" xlink:actuate="onLoad"/></draw:frame><draw:frame draw:style-name="fr1" draw:name="graphics1" text:anchor-type="paragraph" svg:width="2.4563in" svg:height="2.4563in" draw:z-index="4"><draw:image xlink:href="Pictures/1000000000000118000001182FDB6893.png" xlink:type="simple" xlink:show="embed" xlink:actuate="onLoad"/></draw:frame><draw:custom-shape text:anchor-type="paragraph" draw:z-index="0" draw:style-name="gr1" draw:text-style-name="P1" svg:width="1.3067in" svg:height="1.313in" svg:x="4.4772in" svg:y="3.2953in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fr2" draw:name="graphics6" text:anchor-type="paragraph" svg:x="2.8091in" svg:y="1.5146in" svg:width="1.3071in" svg:height="1.3161in" draw:z-index="15"><draw:image xlink:href="Pictures/100000000000009500000096816C760B.png" xlink:type="simple" xlink:show="embed" xlink:actuate="onLoad"/></draw:frame><draw:custom-shape text:anchor-type="paragraph" draw:z-index="1" draw:style-name="gr2" draw:text-style-name="P1" svg:width="2.2512in" svg:height="2.2512in" svg:x="2.0484in" svg:y="0.1665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" draw:style-name="gr5" draw:text-style-name="P1" svg:width="1.5004in" svg:height="1.2504in" draw:transform="rotate (-0.501433094099063) translate (0.601388888888889in 3.42986111111111in)"><text:p/><draw:enhanced-geometry svg:viewBox="0 0 21600 21600" draw:glue-points="?f6 0 10800 ?f8 ?f11 10800 ?f9 21600 10800 ?f10 ?f5 10800" draw:text-areas="?f3 ?f3 ?f4 ?f4" draw:type="parallelogram" draw:modifiers="10638.4675938074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draw:style-name="fr3" draw:name="graphics5" text:anchor-type="paragraph" svg:x="0in" svg:y="2.4563in" svg:width="0.75in" svg:height="0.25in" draw:z-index="9"><draw:image xlink:href="Pictures/1000000000000095000000960F93B332.png" xlink:type="simple" xlink:show="embed" xlink:actuate="onLoad"/></draw:frame><draw:custom-shape text:anchor-type="paragraph" draw:z-index="7" draw:style-name="gr4" draw:text-style-name="P1" svg:width="1.2504in" svg:height="0.7504in" svg:x="0in" svg:y="2.4563in"><text:p/><draw:enhanced-geometry svg:viewBox="0 0 21600 21600" draw:type="rectangle" draw:enhanced-path="M 0 0 L 21600 0 21600 21600 0 21600 0 0 Z N"/></draw:custom-shape><draw:custom-shape text:anchor-type="paragraph" draw:z-index="3" draw:style-name="gr3" draw:text-style-name="P1" svg:width="2.0004in" svg:height="0.5004in" svg:x="2.1846in" svg:y="0.5925in"><text:p/>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" draw:style-name="gr3" draw:text-style-name="P1" svg:width="2.0004in" svg:height="0.5004in" svg:x="2.1846in" svg:y="1.0925in"><text:p/>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2" draw:style-name="gr6" draw:text-style-name="P1" svg:width="1.5004in" svg:height="0.5004in" svg:x="0in" svg:y="3.4291in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13" draw:style-name="gr7" draw:text-style-name="P1" svg:width="1.5004in" svg:height="0.5004in" svg:x="0in" svg:y="3.4291in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14" draw:style-name="gr8" draw:text-style-name="P1" svg:width="1.5004in" svg:height="0.5004in" svg:x="0.0646in" svg:y="2.4563in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s Gomez</meta:initial-creator>
    <meta:creation-date>2015-04-10T11:25:47</meta:creation-date>
    <dc:date>2015-04-24T12:25:40</dc:date>
    <dc:creator>Andres Gomez</dc:creator>
    <meta:editing-duration>PT18M14S</meta:editing-duration>
    <meta:editing-cycles>2</meta:editing-cycles>
    <meta:generator>OpenOffice.org/3.3$Unix OpenOffice.org_project/330m20$Build-9567</meta:generator>
    <meta:document-statistic meta:table-count="0" meta:image-count="7" meta:object-count="0" meta:page-count="1" meta:paragraph-count="1" meta:word-count="1" meta:character-count="1"/>
  </office:meta>
</office:document-meta>
</file>